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25d430" officeooo:paragraph-rsid="0025d430" style:font-weight-asian="bold" style:font-weight-complex="bold"/>
    </style:style>
    <style:style style:name="P2" style:family="paragraph" style:parent-style-name="Standard">
      <style:text-properties fo:font-weight="normal" officeooo:rsid="001fe34e" officeooo:paragraph-rsid="001fe34e" style:font-weight-asian="normal" style:font-weight-complex="normal"/>
    </style:style>
    <style:style style:name="P3" style:family="paragraph" style:parent-style-name="Standard">
      <style:text-properties fo:font-weight="normal" officeooo:rsid="001fe34e" officeooo:paragraph-rsid="002119ea" style:font-weight-asian="normal" style:font-weight-complex="normal"/>
    </style:style>
    <style:style style:name="P4" style:family="paragraph" style:parent-style-name="Standard">
      <style:text-properties fo:font-weight="normal" officeooo:rsid="002119ea" officeooo:paragraph-rsid="002119ea" style:font-weight-asian="normal" style:font-weight-complex="normal"/>
    </style:style>
    <style:style style:name="P5" style:family="paragraph" style:parent-style-name="Standard">
      <style:text-properties fo:font-weight="normal" officeooo:rsid="0022ef29" officeooo:paragraph-rsid="0022ef29" style:font-weight-asian="normal" style:font-weight-complex="normal"/>
    </style:style>
    <style:style style:name="P6" style:family="paragraph" style:parent-style-name="Standard">
      <style:text-properties fo:font-weight="bold" officeooo:rsid="001fe34e" officeooo:paragraph-rsid="001fe34e" style:font-weight-asian="bold" style:font-weight-complex="bold"/>
    </style:style>
    <style:style style:name="P7" style:family="paragraph" style:parent-style-name="Standard">
      <style:text-properties fo:font-weight="bold" officeooo:rsid="0022ef29" officeooo:paragraph-rsid="0022ef29" style:font-weight-asian="bold" style:font-weight-complex="bold"/>
    </style:style>
    <style:style style:name="P8" style:family="paragraph" style:parent-style-name="Standard">
      <style:text-properties style:font-name="Noto Mono" fo:font-size="14pt" fo:font-weight="bold" officeooo:rsid="0022ef29" officeooo:paragraph-rsid="0022ef29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2pt" fo:font-weight="normal" officeooo:rsid="0022ef29" officeooo:paragraph-rsid="0022ef2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22ef29" officeooo:paragraph-rsid="00231b9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22ef29" officeooo:paragraph-rsid="0029ce63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22ef29" officeooo:paragraph-rsid="002b1a6d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2ef29" officeooo:paragraph-rsid="0022ef2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2ef29" officeooo:paragraph-rsid="00231b9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2ef29" officeooo:paragraph-rsid="0029ce6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2ef29" officeooo:paragraph-rsid="002b1a6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31b9f" officeooo:paragraph-rsid="002502a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31b9f" officeooo:paragraph-rsid="0029ce6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502a2" officeooo:paragraph-rsid="0025d43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502a2" officeooo:paragraph-rsid="002502a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5d430" officeooo:paragraph-rsid="0025d43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text-line-through-style="none" style:text-line-through-type="none" style:font-name="Liberation Serif" fo:font-size="12pt" fo:font-style="normal" fo:font-weight="bold" officeooo:rsid="00231b9f" officeooo:paragraph-rsid="00231b9f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ce181e" style:text-line-through-style="none" style:text-line-through-type="none" style:font-name="Liberation Serif" fo:font-size="12pt" fo:font-style="normal" fo:font-weight="normal" officeooo:rsid="0022ef29" officeooo:paragraph-rsid="0029ce6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ce181e" style:text-line-through-style="none" style:text-line-through-type="none" style:font-name="Liberation Serif" fo:font-size="12pt" fo:font-style="normal" fo:font-weight="bold" officeooo:rsid="0029ce63" officeooo:paragraph-rsid="0029ce6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use-window-font-color="true" style:text-line-through-style="none" style:text-line-through-type="none" style:font-name="Liberation Serif" fo:font-size="12pt" fo:font-style="normal" fo:font-weight="normal" officeooo:rsid="0022ef29" officeooo:paragraph-rsid="002b1a6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use-window-font-color="true" style:text-line-through-style="none" style:text-line-through-type="none" style:font-name="Liberation Serif" fo:font-size="12pt" fo:font-style="normal" fo:font-weight="normal" officeooo:rsid="002b1a6d" officeooo:paragraph-rsid="002b1a6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31b9f" officeooo:paragraph-rsid="0029ce6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text-line-through-style="none" style:text-line-through-type="none" style:font-name="Liberation Serif" fo:font-size="12pt" fo:font-style="normal" fo:font-weight="normal" officeooo:rsid="00231b9f" officeooo:paragraph-rsid="002b1a6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71f08"/>
    </style:style>
    <style:style style:name="T2" style:family="text">
      <style:text-properties officeooo:rsid="002119ea"/>
    </style:style>
    <style:style style:name="T3" style:family="text">
      <style:text-properties officeooo:rsid="0022ef2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19ea" style:font-weight-asian="bold" style:font-weight-complex="bold"/>
    </style:style>
    <style:style style:name="T6" style:family="text">
      <style:text-properties fo:font-weight="bold" officeooo:rsid="00231b9f" style:font-weight-asian="bold" style:font-weight-complex="bold"/>
    </style:style>
    <style:style style:name="T7" style:family="text">
      <style:text-properties fo:font-weight="bold" officeooo:rsid="002502a2" style:font-weight-asian="bold" style:font-weight-complex="bold"/>
    </style:style>
    <style:style style:name="T8" style:family="text">
      <style:text-properties fo:font-weight="bold" officeooo:rsid="0025d430" style:font-weight-asian="bold" style:font-weight-complex="bold"/>
    </style:style>
    <style:style style:name="T9" style:family="text">
      <style:text-properties fo:font-weight="bold" officeooo:rsid="0029ce63" style:font-weight-asian="bold" style:font-weight-complex="bold"/>
    </style:style>
    <style:style style:name="T10" style:family="text">
      <style:text-properties fo:font-weight="bold" officeooo:rsid="002b1a6d" style:font-weight-asian="bold" style:font-weight-complex="bold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231b9f"/>
    </style:style>
    <style:style style:name="T13" style:family="text">
      <style:text-properties style:text-line-through-style="solid" style:text-line-through-type="single" officeooo:rsid="002502a2"/>
    </style:style>
    <style:style style:name="T14" style:family="text">
      <style:text-properties style:text-line-through-style="solid" style:text-line-through-type="single" officeooo:rsid="0025d430"/>
    </style:style>
    <style:style style:name="T15" style:family="text">
      <style:text-properties style:text-line-through-style="solid" style:text-line-through-type="single" officeooo:rsid="002b1a6d"/>
    </style:style>
    <style:style style:name="T16" style:family="text">
      <style:text-properties officeooo:rsid="00231b9f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231b9f"/>
    </style:style>
    <style:style style:name="T19" style:family="text">
      <style:text-properties style:text-line-through-style="none" style:text-line-through-type="none" officeooo:rsid="0029ce63"/>
    </style:style>
    <style:style style:name="T20" style:family="text">
      <style:text-properties style:text-line-through-style="none" style:text-line-through-type="none" fo:font-style="normal" officeooo:rsid="0029ce63" style:font-style-asian="normal" style:font-style-complex="normal"/>
    </style:style>
    <style:style style:name="T21" style:family="text">
      <style:text-properties style:text-line-through-style="none" style:text-line-through-type="none" fo:font-style="normal" officeooo:rsid="002b1a6d" style:font-style-asian="normal" style:font-style-complex="normal"/>
    </style:style>
    <style:style style:name="T22" style:family="text">
      <style:text-properties style:text-line-through-style="none" style:text-line-through-type="none" officeooo:rsid="002b1a6d"/>
    </style:style>
    <style:style style:name="T23" style:family="text">
      <style:text-properties officeooo:rsid="002502a2"/>
    </style:style>
    <style:style style:name="T24" style:family="text">
      <style:text-properties officeooo:rsid="0025d430"/>
    </style:style>
    <style:style style:name="T25" style:family="text">
      <style:text-properties officeooo:rsid="0029ce63"/>
    </style:style>
    <style:style style:name="T26" style:family="text">
      <style:text-properties officeooo:rsid="002b1a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xercise 63</text:p>
      <text:p text:style-name="P2">1. 32% <text:s text:c="4"/>32 <text:s text:c="7"/><text:span text:style-name="T4">8</text:span></text:p>
      <text:p text:style-name="P2"><text:s text:c="17"/>--- <text:s/>= <text:s text:c="2"/><text:span text:style-name="T4">– </text:span><text:s text:c="2"/></text:p>
      <text:p text:style-name="P2"><text:tab/><text:tab/> <text:s text:c="2"/>100 <text:s text:c="5"/><text:span text:style-name="T4">25</text:span></text:p>
      <text:p text:style-name="P2"/>
      <text:p text:style-name="P3">2. 8% <text:s text:c="4"/>8 <text:s text:c="8"/><text:span text:style-name="T5">2</text:span></text:p>
      <text:p text:style-name="P3"><text:tab/><text:tab/>--- <text:s text:c="2"/><text:span text:style-name="T2">= <text:s/></text:span><text:span text:style-name="T5">---</text:span><text:span text:style-name="T2"> <text:s text:c="2"/></text:span></text:p>
      <text:p text:style-name="P3"><text:tab/><text:tab/><text:span text:style-name="T2">100</text:span> <text:s text:c="5"/><text:span text:style-name="T5">25</text:span></text:p>
      <text:p text:style-name="P3"/>
      <text:p text:style-name="P4">3. 74% <text:s text:c="2"/>74<text:tab/><text:tab/><text:span text:style-name="T4">37</text:span></text:p>
      <text:p text:style-name="P4"><text:tab/><text:tab/>---- <text:s/>= <text:s text:c="3"/><text:span text:style-name="T4">----</text:span> <text:s/></text:p>
      <text:p text:style-name="P4"><text:tab/><text:tab/>100<text:tab/><text:tab/><text:span text:style-name="T4">50</text:span></text:p>
      <text:p text:style-name="P4"/>
      <text:p text:style-name="P4">4. 23% <text:s text:c="2"/>23 <text:s text:c="7"/><text:span text:style-name="T4">23</text:span></text:p>
      <text:p text:style-name="P4"><text:tab/><text:tab/>--- <text:s text:c="2"/>= <text:s text:c="2"/>---</text:p>
      <text:p text:style-name="P4"><text:tab/><text:tab/>100 <text:s text:c="5"/><text:span text:style-name="T4">100</text:span></text:p>
      <text:p text:style-name="P4"/>
      <text:p text:style-name="P4">5. 68% <text:s/>68<text:tab/> <text:s text:c="3"/><text:span text:style-name="T4">17</text:span><text:tab/></text:p>
      <text:p text:style-name="P4"><text:tab/><text:tab/>--- <text:s/>= <text:s text:c="3"/>–</text:p>
      <text:p text:style-name="P4"><text:tab/><text:tab/>100<text:tab/> <text:s text:c="4"/><text:span text:style-name="T4">25</text:span></text:p>
      <text:p text:style-name="P4"/>
      <text:p text:style-name="P4">6. 48% <text:s text:c="2"/>48<text:tab/> <text:s text:c="2"/><text:span text:style-name="T4">12</text:span></text:p>
      <text:p text:style-name="P4"><text:s text:c="15"/>--- = <text:s/>---</text:p>
      <text:p text:style-name="P4"><text:s text:c="16"/>100 <text:s text:c="2"/><text:span text:style-name="T4">25</text:span></text:p>
      <text:p text:style-name="P4"/>
      <text:p text:style-name="P4">7. 55% <text:s text:c="3"/>55 <text:s text:c="6"/><text:span text:style-name="T4">11</text:span></text:p>
      <text:p text:style-name="P4"><text:s text:c="15"/>---- <text:s/>= <text:s/><text:span text:style-name="T4">---</text:span> </text:p>
      <text:p text:style-name="P4"><text:s text:c="16"/>100 <text:s text:c="4"/><text:span text:style-name="T4">20</text:span></text:p>
      <text:p text:style-name="P4"/>
      <text:p text:style-name="P4">8. <text:s/>24% <text:s text:c="3"/>24 <text:s text:c="6"/><text:span text:style-name="T4">6</text:span></text:p>
      <text:p text:style-name="P4"><text:tab/><text:tab/> ---- <text:s/>= <text:s text:c="2"/><text:span text:style-name="T4">–</text:span></text:p>
      <text:p text:style-name="P4"><text:tab/><text:tab/> 100 <text:s text:c="6"/><text:span text:style-name="T4">25</text:span></text:p>
      <text:p text:style-name="P4"/>
      <text:p text:style-name="P4">9. 75% <text:s text:c="3"/>75 <text:s text:c="3"/><text:span text:style-name="T4">3</text:span></text:p>
      <text:p text:style-name="P4"><text:s text:c="15"/>--- = <text:span text:style-name="T4">---</text:span></text:p>
      <text:p text:style-name="P4"><text:tab/><text:tab/>100 <text:s text:c="4"/><text:span text:style-name="T4">4</text:span></text:p>
      <text:p text:style-name="P4"/>
      <text:p text:style-name="P4">10. 26% <text:s/>26 <text:s text:c="5"/>3</text:p>
      <text:p text:style-name="P4"><text:tab/><text:tab/> <text:s/>--- <text:span text:style-name="T3">=</text:span> <text:s text:c="2"/>---</text:p>
      <text:p text:style-name="P4"><text:tab/><text:tab/> <text:s text:c="2"/><text:span text:style-name="T3">100 <text:s text:c="2"/>25</text:span></text:p>
      <text:p text:style-name="P4"/>
      <text:p text:style-name="P5">11. <text:s/>45% <text:s text:c="3"/>45 <text:s text:c="3"/><text:span text:style-name="T4">9</text:span></text:p>
      <text:p text:style-name="P5"><text:tab/><text:tab/> <text:s text:c="4"/>– <text:s/>= <text:s/><text:span text:style-name="T4">–</text:span> <text:s/></text:p>
      <text:p text:style-name="P5"><text:tab/><text:tab/> <text:s text:c="4"/>100 <text:s text:c="2"/><text:span text:style-name="T4">20</text:span></text:p>
      <text:p text:style-name="P5"/>
      <text:p text:style-name="P5">12. <text:s/>90% <text:s text:c="4"/>90 <text:s text:c="4"/><text:span text:style-name="T4">9</text:span></text:p>
      <text:p text:style-name="P5"><text:tab/><text:tab/> <text:s text:c="5"/>– <text:s text:c="2"/>= <text:s/><text:span text:style-name="T4">–</text:span> </text:p>
      <text:p text:style-name="P5"><text:tab/><text:tab/><text:tab/>100<text:tab/> <text:s/><text:span text:style-name="T4">10</text:span></text:p>
      <text:p text:style-name="P7"/>
      <text:p text:style-name="P7"><text:soft-page-break/></text:p>
      <text:p text:style-name="P7"/>
      <text:p text:style-name="P7"/>
      <text:p text:style-name="P8">Exercise 64</text:p>
      <text:p text:style-name="P8"/>
      <text:p text:style-name="P9">1. 3 <text:s text:c="6"/>20</text:p>
      <text:p text:style-name="P9"><text:s text:c="4"/>– <text:s text:c="2"/>* <text:span text:style-name="T11">100</text:span> <text:s text:c="2"/>= <text:span text:style-name="T4">60%</text:span></text:p>
      <text:p text:style-name="P9"><text:s text:c="5"/><text:span text:style-name="T11">5</text:span></text:p>
      <text:p text:style-name="P13"><text:s text:c="5"/>1</text:p>
      <text:p text:style-name="P13"><text:tab/><text:tab/><text:span text:style-name="T16">2</text:span></text:p>
      <text:p text:style-name="P9">2. 3 <text:s text:c="6"/><text:span text:style-name="T12">4</text:span></text:p>
      <text:p text:style-name="P9"><text:s text:c="4"/>– <text:s text:c="2"/>* <text:span text:style-name="T11">100</text:span> <text:s text:c="2"/>= <text:s/><text:span text:style-name="T6">6%</text:span></text:p>
      <text:p text:style-name="P9"><text:s text:c="5"/><text:span text:style-name="T12">8</text:span></text:p>
      <text:p text:style-name="P13"><text:s text:c="5"/><text:span text:style-name="T12">2</text:span></text:p>
      <text:p text:style-name="P13"><text:s text:c="5"/><text:span text:style-name="T16">1</text:span></text:p>
      <text:p text:style-name="P13"/>
      <text:p text:style-name="P10"><text:span text:style-name="T16">4. </text:span><text:s/><text:span text:style-name="T16">8</text:span> <text:s text:c="6"/><text:span text:style-name="T16">20</text:span></text:p>
      <text:p text:style-name="P9"><text:s text:c="5"/>– <text:s text:c="2"/>* <text:span text:style-name="T11">100</text:span> <text:s text:c="2"/>= <text:s/><text:span text:style-name="T6">53 1/3%</text:span></text:p>
      <text:p text:style-name="P9"><text:span text:style-name="T18"><text:s text:c="4"/></text:span><text:span text:style-name="T12"><text:s/>1</text:span><text:span text:style-name="T11">5</text:span><text:span text:style-name="T17"><text:tab/><text:tab/><text:tab/></text:span><text:span text:style-name="T18"> </text:span></text:p>
      <text:p text:style-name="P14"><text:s text:c="6"/><text:span text:style-name="T16">3<text:tab/></text:span></text:p>
      <text:p text:style-name="P14"/>
      <text:p text:style-name="P14"><text:tab/><text:span text:style-name="T16">1<text:tab/>20</text:span></text:p>
      <text:p text:style-name="P14"><text:span text:style-name="T16">3.4/</text:span><text:span text:style-name="T12">5</text:span><text:span text:style-name="T16"> * </text:span><text:span text:style-name="T12">100</text:span><text:span text:style-name="T16"><text:tab/>= </text:span><text:span text:style-name="T6">80%</text:span></text:p>
      <text:p text:style-name="P22"/>
      <text:p text:style-name="P14"><text:tab/><text:tab/><text:tab/><text:span text:style-name="T16">4</text:span></text:p>
      <text:p text:style-name="P14"><text:span text:style-name="T16">5. 13/</text:span><text:span text:style-name="T12">25</text:span><text:span text:style-name="T16"> * </text:span><text:span text:style-name="T12">100</text:span><text:span text:style-name="T16"> = </text:span><text:span text:style-name="T6">52%</text:span></text:p>
      <text:p text:style-name="P14"><text:span text:style-name="T6"><text:tab/><text:tab/></text:span><text:span text:style-name="T23">1</text:span><text:span text:style-name="T6"><text:tab/> </text:span><text:span text:style-name="T7">5</text:span></text:p>
      <text:p text:style-name="P17"/>
      <text:p text:style-name="P17"><text:tab/> <text:s text:c="4"/><text:span text:style-name="T13">4</text:span><text:span text:style-name="T23"><text:tab/></text:span><text:span text:style-name="T13">20</text:span></text:p>
      <text:p text:style-name="P17">6. <text:s/><text:span text:style-name="T23">11/</text:span><text:span text:style-name="T13">16</text:span><text:span text:style-name="T23"> * </text:span><text:span text:style-name="T13">100</text:span><text:span text:style-name="T23"> = 55%</text:span></text:p>
      <text:p text:style-name="P17"/>
      <text:p text:style-name="P20"><text:tab/><text:span text:style-name="T24">1 <text:s text:c="6"/>2</text:span></text:p>
      <text:p text:style-name="P20"><text:tab/><text:span text:style-name="T14">2 </text:span><text:span text:style-name="T24"><text:s text:c="6"/></text:span><text:span text:style-name="T14">4</text:span></text:p>
      <text:p text:style-name="P20">7. 7/<text:span text:style-name="T11">8</text:span> * <text:span text:style-name="T11">100</text:span> <text:span text:style-name="T24">= 14%</text:span></text:p>
      <text:p text:style-name="P19"><text:s text:c="7"/></text:p>
      <text:p text:style-name="P19"><text:tab/> <text:s text:c="2"/></text:p>
      <text:p text:style-name="P21">8. 5 <text:s text:c="8"/>25</text:p>
      <text:p text:style-name="P19"><text:s text:c="4"/>– <text:s text:c="2"/>* <text:s/><text:span text:style-name="T14">100</text:span><text:span text:style-name="T24"> <text:s/>= <text:s/>100</text:span></text:p>
      <text:p text:style-name="P19"><text:s text:c="4"/><text:span text:style-name="T14">12</text:span><text:span text:style-name="T24"><text:tab/><text:tab/> <text:s text:c="4"/>---- <text:s/>= </text:span><text:span text:style-name="T8">25%</text:span></text:p>
      <text:p text:style-name="P19"><text:span text:style-name="T24"><text:s text:c="5"/>4</text:span><text:tab/><text:tab/><text:tab/><text:span text:style-name="T24">4</text:span></text:p>
      <text:p text:style-name="P19"/>
      <text:p text:style-name="P19"/>
      <text:p text:style-name="P24">CORRECTION</text:p>
      <text:p text:style-name="P18">2</text:p>
      <text:p text:style-name="P11">2. 3 <text:s text:c="6"/><text:span text:style-name="T19">25 <text:s text:c="10"/>75</text:span></text:p>
      <text:p text:style-name="P11"><text:s text:c="4"/>– <text:s text:c="2"/>* <text:span text:style-name="T11">100</text:span> <text:s text:c="2"/>= <text:s text:c="4"/>---- <text:span text:style-name="T25">= </text:span><text:span text:style-name="T9">37.5%</text:span></text:p>
      <text:p text:style-name="P11"><text:s text:c="5"/><text:span text:style-name="T12">8 </text:span><text:span text:style-name="T20"><text:s text:c="23"/>2</text:span></text:p>
      <text:p text:style-name="P15"><text:s text:c="5"/><text:span text:style-name="T16">2</text:span></text:p>
      <text:p text:style-name="P23"><text:s text:c="5"/><text:span text:style-name="T16"><text:tab/></text:span></text:p>
      <text:p text:style-name="P23"/>
      <text:p text:style-name="P18"><text:soft-page-break/>6. <text:s/><text:span text:style-name="T23">11 <text:s text:c="9"/>25 <text:s text:c="7"/>275</text:span></text:p>
      <text:p text:style-name="P18"><text:span text:style-name="T23"><text:s text:c="6"/>– <text:s text:c="3"/>* <text:s/></text:span><text:span text:style-name="T13">100 </text:span><text:span text:style-name="T25"><text:s/>= <text:s text:c="5"/>--- = </text:span><text:span text:style-name="T9">68.75%</text:span></text:p>
      <text:p text:style-name="P18"><text:span text:style-name="T23"><text:s text:c="5"/></text:span><text:span text:style-name="T13">16</text:span><text:span text:style-name="T23"> <text:s text:c="3"/><text:tab/><text:tab/><text:tab/><text:tab/>4</text:span></text:p>
      <text:p text:style-name="P18"><text:tab/><text:span text:style-name="T25">4</text:span></text:p>
      <text:p text:style-name="P16"/>
      <text:p text:style-name="P12"><text:span text:style-name="T26">7</text:span>. <text:span text:style-name="T26">7</text:span> <text:s text:c="6"/><text:span text:style-name="T26">25</text:span><text:span text:style-name="T19"> <text:s text:c="10"/></text:span><text:span text:style-name="T22">175</text:span></text:p>
      <text:p text:style-name="P12"><text:s text:c="4"/>– <text:s text:c="2"/>* <text:span text:style-name="T11">100</text:span> <text:s text:c="2"/>= <text:s text:c="4"/>---- <text:span text:style-name="T25">= </text:span><text:span text:style-name="T10">87.5</text:span><text:span text:style-name="T9">%</text:span></text:p>
      <text:p text:style-name="P12"><text:s text:c="5"/><text:span text:style-name="T12">8 </text:span><text:span text:style-name="T20"><text:s text:c="23"/>2</text:span></text:p>
      <text:p text:style-name="P26"><text:s text:c="5"/>2</text:p>
      <text:p text:style-name="P26"/>
      <text:p text:style-name="P28">2</text:p>
      <text:p text:style-name="P12"><text:span text:style-name="T26">8</text:span>. <text:span text:style-name="T26">5</text:span> <text:s text:c="5"/><text:span text:style-name="T19">25 <text:s text:c="10"/></text:span><text:span text:style-name="T22">125</text:span></text:p>
      <text:p text:style-name="P12"><text:s text:c="4"/>– <text:s text:c="2"/>* <text:span text:style-name="T11">100</text:span> <text:s text:c="2"/>= <text:s text:c="4"/>---- <text:span text:style-name="T25">= </text:span><text:span text:style-name="T9">31.25%</text:span></text:p>
      <text:p text:style-name="P12"><text:s text:c="5"/><text:span text:style-name="T15">12</text:span><text:span text:style-name="T20"> <text:s text:c="21"/></text:span><text:span text:style-name="T21">4</text:span></text:p>
      <text:p text:style-name="P25"><text:s text:c="5"/><text:span text:style-name="T26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5d430" officeooo:paragraph-rsid="0025d430" style:font-weight-asian="bold" style:font-weight-complex="bold"/>
    </style:style>
    <style:style style:name="MT1" style:family="text">
      <style:text-properties officeooo:rsid="00271f0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MATH PG 95-96 EXERCISE 63<text:span text:style-name="MT1">&amp;</text:span>6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6:50:56.177167300</meta:creation-date>
    <dc:date>2020-06-02T19:44:12.242156502</dc:date>
    <meta:editing-duration>PT19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9" meta:word-count="243" meta:character-count="1456" meta:non-whitespace-character-count="553"/>
  </office:meta>
</office:document-meta>
</file>